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63cm" fo:min-width="27.49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295cm" fo:min-width="27.49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auto-grow-height="true" fo:min-height="2.913cm"/>
    </style:style>
    <style:style style:name="pr2" style:family="presentation" style:parent-style-name="Title1-outline1">
      <style:graphic-properties fo:min-height="11.918cm"/>
    </style:style>
    <style:style style:name="pr3" style:family="presentation" style:parent-style-name="Title1-notes">
      <style:graphic-properties draw:fill-color="#ffffff" draw:auto-grow-height="true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33.2999992370605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3.2999992370605pt" style:font-size-asian="40pt" style:font-size-complex="40pt"/>
    </style:style>
    <style:style style:name="P3" style:family="paragraph">
      <style:paragraph-properties fo:margin-left="2.151cm" fo:margin-right="0cm" fo:margin-top="0.282cm" fo:margin-bottom="0cm" fo:line-height="90%" fo:text-align="center" fo:text-indent="-1.834cm" style:punctuation-wrap="hanging" style:line-break="strict"/>
      <style:text-properties fo:font-size="30pt"/>
    </style:style>
    <style:style style:name="P4" style:family="paragraph">
      <loext:graphic-properties draw:fill="none" draw:fill-color="#ffffff"/>
      <style:paragraph-properties fo:margin-left="2.151cm" fo:margin-right="0cm" fo:margin-top="0.282cm" fo:margin-bottom="0cm" fo:line-height="90%" fo:text-align="center" fo:text-indent="-1.834cm" style:punctuation-wrap="hanging" style:line-break="strict" style:writing-mode="lr-tb" style:font-independent-line-spacing="true"/>
      <style:text-properties fo:font-size="30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center" fo:text-indent="0cm" style:line-break="strict"/>
      <style:text-properties fo:font-size="15p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fo:font-size="15pt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99ff66" style:font-name="Verdana1" fo:font-size="13pt" fo:language="en" fo:country="US" fo:font-weight="bold" style:font-name-asian="DejaVu Sans1" style:font-size-asian="13pt" style:font-weight-asian="bold" style:font-name-complex="DejaVu Sans1" style:font-size-complex="13pt" style:font-weight-complex="bold"/>
    </style:style>
    <style:style style:name="T3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4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8cm" svg:height="2.917cm" svg:x="0cm" svg:y="0.699cm">
          <text:list text:style-name="L1">
            <text:list-header>
              <text:p text:style-name="P1"><text:span text:style-name="T1">Our Lady of the Southern Cross</text:span></text:p>
            </text:list-header>
            <text:list-item>
              <text:p text:style-name="P1"><text:span text:style-name="T2">(Fr Geoffrey Abdallah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8cm" svg:height="11.549cm" svg:x="0cm" svg:y="4.277cm">
          <text:p text:style-name="P3"><text:span text:style-name="T3">You said your ‘yes’ to the angel’s word</text:span></text:p>
          <text:p text:style-name="P3"><text:span text:style-name="T3">The spirit of God was with you</text:span></text:p>
          <text:p text:style-name="P3"><text:span text:style-name="T3">You walked with jesus throughout his life,</text:span></text:p>
          <text:p text:style-name="P3"><text:span text:style-name="T3">With a mother’s care and trus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You stood at last beneath the cross</text:span></text:p>
            <text:p><text:span text:style-name="T3">A model of courage and strength</text:span></text:p>
            <text:p><text:span text:style-name="T3">Teach us to hope, </text:span></text:p>
            <text:p><text:span text:style-name="T3">to believe and love like you,</text:span></text:p>
            <text:p><text:span text:style-name="T3">Our lady of the southern cros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2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Shine upon us, </text:span></text:p>
            <text:p><text:span text:style-name="T3">Guide us through life,</text:span></text:p>
            <text:p><text:span text:style-name="T3">Show us the way to Christ your son </text:span></text:p>
            <text:p><text:span text:style-name="T3">Shine upon us guide us through life,</text:span></text:p>
            <text:p><text:span text:style-name="T3">Mother of Jesus mother of Chri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3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You sat and prayed with his closest friends</text:span></text:p>
            <text:p><text:span text:style-name="T3">Awaiting the spirit to come.</text:span></text:p>
            <text:p><text:span text:style-name="T3">You saw them change as they went transformed </text:span></text:p>
            <text:p><text:span text:style-name="T3">To a world they hardly kne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4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Now stand with us, O mother of light, </text:span></text:p>
            <text:p><text:span text:style-name="T3">As we speak God’s love and truth</text:span></text:p>
            <text:p><text:span text:style-name="T3">Teach us to hope, </text:span></text:p>
            <text:p><text:span text:style-name="T3">to believe and love like you,</text:span></text:p>
            <text:p><text:span text:style-name="T3">Our lady of the southern cros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5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913cm" svg:x="-0.001cm" svg:y="0.695cm" presentation:class="title" presentation:placeholder="true">
          <draw:text-box/>
        </draw:frame>
        <draw:frame presentation:style-name="pr2" draw:text-style-name="P6" draw:layer="layout" svg:width="27.99cm" svg:height="10.14cm" svg:x="-0.001cm" svg:y="4.333cm" presentation:class="outline">
          <draw:text-box>
            <text:p><text:span text:style-name="T3">Shine upon us, </text:span></text:p>
            <text:p><text:span text:style-name="T3">Guide us through life,</text:span></text:p>
            <text:p><text:span text:style-name="T3">Show us the way to Christ your son </text:span></text:p>
            <text:p><text:span text:style-name="T3">Shine upon us guide us through life,</text:span></text:p>
            <text:p><text:span text:style-name="T3">Mother of Jesus mother of Christ </text:span></text:p>
          </draw:text-box>
        </draw:frame>
        <draw:custom-shape draw:style-name="gr5" draw:text-style-name="P9" draw:layer="layout" svg:width="24.201cm" svg:height="1.275cm" svg:x="2.4cm" svg:y="15.015cm">
          <text:list text:style-name="L4">
            <text:list-header>
              <text:p text:style-name="P8"><text:span text:style-name="T4">“</text:span><text:span text:style-name="T4">Our Lady of the Southern Cross” <text:s/>words by Sr Pauline Smith RSM, music by Fr Geoffrey Abdallah</text:span></text:p>
              <text:p text:style-name="P8"><text:span text:style-name="T4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6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73cm" fo:margin-right="0cm" fo:margin-top="0cm" fo:margin-bottom="0.416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.0999984741211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92cm" fo:margin-right="0cm" fo:margin-top="0cm" fo:margin-bottom="0.33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914cm" fo:margin-right="0cm" fo:margin-top="0cm" fo:margin-bottom="0.249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83cm" fo:margin-right="0cm" fo:margin-top="0cm" fo:margin-bottom="0.16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5cm" fo:margin-right="0cm" fo:margin-top="0cm" fo:margin-bottom="0.08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3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913cm" svg:x="-0.001cm" svg:y="0.695cm" presentation:class="title" presentation:placeholder="true">
        <draw:text-box/>
      </draw:frame>
      <draw:frame presentation:style-name="Title1-outline1" draw:layer="backgroundobjects" svg:width="27.99cm" svg:height="10.14cm" svg:x="-0.001cm" svg:y="4.333cm" presentation:class="outline" presentation:placeholder="true">
        <draw:text-box/>
      </draw:frame>
      <draw:frame presentation:style-name="Mpr7" draw:text-style-name="MP2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206cm" svg:x="9.575cm" svg:y="15.94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206cm" svg:x="20.075cm" svg:y="15.9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8-14T05:56:45.504383497</dc:date>
    <dc:creator>irvy </dc:creator>
    <meta:editing-duration>PT12H58M44S</meta:editing-duration>
    <meta:editing-cycles>29</meta:editing-cycles>
    <meta:generator>LibreOffice/4.4.3.2$Linux_X86_64 LibreOffice_project/40m0$Build-2</meta:generator>
    <meta:document-statistic meta:object-count="64"/>
  </office:meta>
</office:document-meta>
</file>